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14000001146A8F219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921cm" table:align="left"/>
    </style:style>
    <style:style style:name="Table1.A" style:family="table-column">
      <style:table-column-properties style:column-width="4.921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4.736cm" fo:margin-left="0cm" fo:margin-right="-0.009cm" table:align="margins"/>
    </style:style>
    <style:style style:name="Table2.A" style:family="table-column">
      <style:table-column-properties style:column-width="2.619cm" style:rel-column-width="1485*"/>
    </style:style>
    <style:style style:name="Table2.B" style:family="table-column">
      <style:table-column-properties style:column-width="2.117cm" style:rel-column-width="1200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5.45cm" table:align="left"/>
    </style:style>
    <style:style style:name="Table3.A" style:family="table-column">
      <style:table-column-properties style:column-width="5.45cm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5.292cm" fo:margin-left="0cm" fo:margin-right="-0.035cm" table:align="margins"/>
    </style:style>
    <style:style style:name="Table4.A" style:family="table-column">
      <style:table-column-properties style:column-width="1.302cm" style:rel-column-width="705*"/>
    </style:style>
    <style:style style:name="Table4.B" style:family="table-column">
      <style:table-column-properties style:column-width="3.99cm" style:rel-column-width="2160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3.863cm" table:align="left"/>
    </style:style>
    <style:style style:name="Table11.A" style:family="table-column">
      <style:table-column-properties style:column-width="3.863cm"/>
    </style:style>
    <style:style style:name="Table11.A1" style:family="table-cell">
      <style:table-cell-properties style:vertical-align="middle" fo:padding="0.097cm" fo:border="none"/>
    </style:style>
    <style:style style:name="Table12" style:family="table">
      <style:table-properties style:width="3.704cm" fo:margin-left="0cm" fo:margin-right="-0.035cm" table:align="margins"/>
    </style:style>
    <style:style style:name="Table12.A" style:family="table-column">
      <style:table-column-properties style:column-width="3.704cm" style:rel-column-width="2100*"/>
    </style:style>
    <style:style style:name="Table12.A1" style:family="table-cell">
      <style:table-cell-properties style:vertical-align="middle" fo:padding="0.097cm" fo:border="0.002cm solid #000000"/>
    </style:style>
    <style:style style:name="Table12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3.798cm" table:align="left"/>
    </style:style>
    <style:style style:name="Table5.A" style:family="table-column">
      <style:table-column-properties style:column-width="3.798cm"/>
    </style:style>
    <style:style style:name="Table5.A1" style:family="table-cell">
      <style:table-cell-properties style:vertical-align="middle" fo:padding="0.097cm" fo:border="none"/>
    </style:style>
    <style:style style:name="Table6" style:family="table">
      <style:table-properties style:width="3.798cm" table:align="left"/>
    </style:style>
    <style:style style:name="Table6.A" style:family="table-column">
      <style:table-column-properties style:column-width="3.798cm"/>
    </style:style>
    <style:style style:name="Table6.A1" style:family="table-cell">
      <style:table-cell-properties style:vertical-align="middle" fo:padding="0.097cm" fo:border="0.002cm solid #000000"/>
    </style:style>
    <style:style style:name="Table6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4.789cm" table:align="left"/>
    </style:style>
    <style:style style:name="Table15.A" style:family="table-column">
      <style:table-column-properties style:column-width="1.508cm"/>
    </style:style>
    <style:style style:name="Table15.B" style:family="table-column">
      <style:table-column-properties style:column-width="1.614cm"/>
    </style:style>
    <style:style style:name="Table15.C" style:family="table-column">
      <style:table-column-properties style:column-width="1.667cm"/>
    </style:style>
    <style:style style:name="Table1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1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5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0.795cm" table:align="left"/>
    </style:style>
    <style:style style:name="Table16.A" style:family="table-column">
      <style:table-column-properties style:column-width="10.795cm"/>
    </style:style>
    <style:style style:name="Table16.A1" style:family="table-cell">
      <style:table-cell-properties style:vertical-align="middle" fo:padding="0.097cm" fo:border="none"/>
    </style:style>
    <style:style style:name="Table17" style:family="table">
      <style:table-properties style:width="11.033cm" fo:margin-left="0cm" fo:margin-right="-0.432cm" table:align="margins"/>
    </style:style>
    <style:style style:name="Table17.A" style:family="table-column">
      <style:table-column-properties style:column-width="1.212cm" style:rel-column-width="687*"/>
    </style:style>
    <style:style style:name="Table17.B" style:family="table-column">
      <style:table-column-properties style:column-width="1.804cm" style:rel-column-width="1023*"/>
    </style:style>
    <style:style style:name="Table17.C" style:family="table-column">
      <style:table-column-properties style:column-width="3.649cm" style:rel-column-width="2069*"/>
    </style:style>
    <style:style style:name="Table17.D" style:family="table-column">
      <style:table-column-properties style:column-width="4.367cm" style:rel-column-width="2476*"/>
    </style:style>
    <style:style style:name="Table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style:vertical-align="middle" fo:padding="0.097cm" fo:border="0.002cm solid #000000"/>
    </style:style>
    <style:style style:name="Table1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3.36cm" table:align="left"/>
    </style:style>
    <style:style style:name="Table13.A" style:family="table-column">
      <style:table-column-properties style:column-width="3.36cm"/>
    </style:style>
    <style:style style:name="Table13.A1" style:family="table-cell">
      <style:table-cell-properties style:vertical-align="middle" fo:padding="0.097cm" fo:border="none"/>
    </style:style>
    <style:style style:name="Table14" style:family="table">
      <style:table-properties style:width="3.466cm" fo:margin-left="-0.06cm" fo:margin-right="-0.24cm" table:align="margins"/>
    </style:style>
    <style:style style:name="Table14.A" style:family="table-column">
      <style:table-column-properties style:column-width="3.466cm" style:rel-column-width="1905*"/>
    </style:style>
    <style:style style:name="Table14.A1" style:family="table-cell">
      <style:table-cell-properties style:vertical-align="middle" fo:padding="0.097cm" fo:border="0.002cm solid #000000"/>
    </style:style>
    <style:style style:name="Table14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.349cm" table:align="left"/>
    </style:style>
    <style:style style:name="Table7.A" style:family="table-column">
      <style:table-column-properties style:column-width="1.349cm"/>
    </style:style>
    <style:style style:name="Table7.A1" style:family="table-cell">
      <style:table-cell-properties style:vertical-align="middle" fo:padding="0.097cm" fo:border="none"/>
    </style:style>
    <style:style style:name="Table8" style:family="table">
      <style:table-properties style:width="1.244cm" fo:margin-left="0cm" fo:margin-right="-0.088cm" table:align="margins"/>
    </style:style>
    <style:style style:name="Table8.A" style:family="table-column">
      <style:table-column-properties style:column-width="1.244cm" style:rel-column-width="615*"/>
    </style:style>
    <style:style style:name="Table8.A1" style:family="table-cell">
      <style:table-cell-properties style:vertical-align="middle" fo:padding="0.097cm" fo:border="0.002cm solid #000000"/>
    </style:style>
    <style:style style:name="Table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6.489cm" style:rel-width="97%" table:align="left"/>
    </style:style>
    <style:style style:name="Table19.A" style:family="table-column">
      <style:table-column-properties style:column-width="1.838cm" style:rel-column-width="7086*"/>
    </style:style>
    <style:style style:name="Table19.B" style:family="table-column">
      <style:table-column-properties style:column-width="14.651cm" style:rel-column-width="56477*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3.784cm" table:align="left"/>
    </style:style>
    <style:style style:name="Table20.A" style:family="table-column">
      <style:table-column-properties style:column-width="3.784cm"/>
    </style:style>
    <style:style style:name="Table20.A1" style:family="table-cell">
      <style:table-cell-properties style:vertical-align="middle"/>
    </style:style>
    <style:style style:name="Table21" style:family="table">
      <style:table-properties style:width="4.002cm" fo:margin-left="0cm" fo:margin-right="-0.219cm" table:align="margins"/>
    </style:style>
    <style:style style:name="Table21.A" style:family="table-column">
      <style:table-column-properties style:column-width="4.002cm" style:rel-column-width="2040*"/>
    </style:style>
    <style:style style:name="Table21.A1" style:family="table-cell">
      <style:table-cell-properties style:vertical-align="middle" fo:padding="0.097cm" fo:border="0.002cm solid #000000"/>
    </style:style>
    <style:style style:name="Table21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3.06cm" table:align="left"/>
    </style:style>
    <style:style style:name="Table9.A" style:family="table-column">
      <style:table-column-properties style:column-width="3.06cm"/>
    </style:style>
    <style:style style:name="Table9.A1" style:family="table-cell">
      <style:table-cell-properties style:vertical-align="middle" fo:padding="0.097cm" fo:border="none"/>
    </style:style>
    <style:style style:name="Table10" style:family="table">
      <style:table-properties style:width="3.06cm" table:align="left"/>
    </style:style>
    <style:style style:name="Table10.A" style:family="table-column">
      <style:table-column-properties style:column-width="3.06cm"/>
    </style:style>
    <style:style style:name="Table10.A1" style:family="table-cell">
      <style:table-cell-properties style:vertical-align="middle" fo:padding="0.097cm" fo:border="0.002cm solid #000000"/>
    </style:style>
    <style:style style:name="Table10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fo:font-weight="bold"/>
    </style:style>
    <style:style style:name="P5" style:family="paragraph" style:parent-style-name="Text_20_body">
      <style:text-properties fo:color="#000000" fo:font-weight="bold" style:font-weight-asian="normal" style:font-weight-complex="normal"/>
    </style:style>
    <style:style style:name="P6" style:family="paragraph" style:parent-style-name="Text_20_body">
      <style:text-properties fo:color="#000000" fo:font-weight="bold" style:font-weight-asian="bold" style:font-weight-complex="bold"/>
    </style:style>
    <style:style style:name="P7" style:family="paragraph" style:parent-style-name="Text_20_body">
      <style:text-properties fo:color="#000000" fo:font-weight="normal"/>
    </style:style>
    <style:style style:name="P8" style:family="paragraph" style:parent-style-name="Text_20_body">
      <style:text-properties fo:color="#000000"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10" style:family="paragraph" style:parent-style-name="Text_20_body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color="#000000" fo:font-style="italic" fo:font-weight="bold" style:font-style-asian="italic" style:font-style-complex="italic"/>
    </style:style>
    <style:style style:name="P12" style:family="paragraph" style:parent-style-name="Text_20_body">
      <style:text-properties fo:color="#000000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Standard">
      <style:text-properties fo:color="#000000" fo:font-weight="bold"/>
    </style:style>
    <style:style style:name="P15" style:family="paragraph" style:parent-style-name="Standard">
      <style:text-properties fo:color="#000000" fo:font-weight="bold" style:font-weight-asian="bold" style:font-weight-complex="bold"/>
    </style:style>
    <style:style style:name="P16" style:family="paragraph" style:parent-style-name="Standard">
      <style:text-properties fo:color="#000000"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 fo:padding="0cm" fo:border="none"/>
      <style:text-properties fo:color="#000000" style:font-name="arial" fo:font-size="10.5pt" style:font-size-asian="10.5pt" style:font-size-complex="10.5pt"/>
    </style:style>
    <style:style style:name="P18" style:family="paragraph" style:parent-style-name="Table_20_Heading">
      <style:paragraph-properties fo:text-align="center" style:justify-single-word="false" fo:padding="0cm" fo:border="none"/>
      <style:text-properties style:font-name="arial" fo:font-size="11pt" style:font-size-asian="11pt" style:font-size-complex="11pt"/>
    </style:style>
    <style:style style:name="P19" style:family="paragraph" style:parent-style-name="Standard">
      <style:text-properties fo:color="#000000" fo:font-weight="normal" style:font-weight-asian="normal" style:font-weight-complex="normal"/>
    </style:style>
    <style:style style:name="P20" style:family="paragraph" style:parent-style-name="Text_20_body">
      <style:text-properties fo:color="#000000"/>
    </style:style>
    <style:style style:name="P21" style:family="paragraph" style:parent-style-name="Text_20_body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color="#000000"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fo:color="#000000" fo:font-weight="bold" style:font-weight-asian="bold" style:font-weight-complex="bold"/>
    </style:style>
    <style:style style:name="P24" style:family="paragraph" style:parent-style-name="Text_20_body">
      <style:text-properties fo:color="#000000" fo:font-weight="normal"/>
    </style:style>
    <style:style style:name="P25" style:family="paragraph" style:parent-style-name="Text_20_body">
      <style:text-properties fo:color="#000000" fo:font-weight="normal" style:font-weight-asian="normal" style:font-weight-complex="normal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Header">
      <style:paragraph-properties fo:text-align="end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bold" style:font-weight-complex="bold"/>
    </style:style>
    <style:style style:name="T8" style:family="text">
      <style:text-properties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weight-asian="normal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style:font-weight-complex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style-asian="italic"/>
    </style:style>
    <style:style style:name="T16" style:family="text">
      <style:text-properties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odos los programas que no se emiten los fines de semana.</text:p>
      <text:p text:style-name="P4"/>
      <text:p text:style-name="P4"><text:span text:style-name="T8">SELECT</text:span> <text:s/><text:span text:style-name="T6">P.COD_PROG, P.NOMBRE </text:span></text:p>
      <text:p text:style-name="P4"><text:span text:style-name="T8">FROM</text:span> <text:span text:style-name="T6">PROGRAMA P </text:span></text:p>
      <text:p text:style-name="P4"><text:span text:style-name="T8">WHERE</text:span> <text:span text:style-name="T8">NOT EXISTS</text:span> ( </text:p>
      <text:p text:style-name="P4"><text:tab/> <text:tab/><text:tab/> <text:s text:c="5"/><text:span text:style-name="T8">SELECT</text:span> * </text:p>
      <text:p text:style-name="P4"><text:s/><text:tab/><text:tab/><text:tab/> <text:s text:c="5"/><text:span text:style-name="T8">FROM</text:span> <text:span text:style-name="T6">PROGRAMA P2, ESPACIO E </text:span></text:p>
      <text:p text:style-name="P4"><text:s/><text:tab/><text:tab/><text:tab/> <text:s text:c="5"/><text:span text:style-name="T8">WHERE</text:span> <text:span text:style-name="T6">P2.COD_PROG = P.COD_PROG</text:span> <text:span text:style-name="T8">AND </text:span></text:p>
      <text:p text:style-name="P4"><text:span text:style-name="T7"><text:tab/><text:tab/><text:tab/> <text:s text:c="5"/></text:span><text:span text:style-name="T6">P.COD_PROG = E.COD_PROG</text:span> <text:span text:style-name="T8">AND</text:span> <text:span text:style-name="T6">E.DIA <text:s/></text:span><text:span text:style-name="T8">IN</text:span><text:span text:style-name="T6">('DOM', 'SAB') );</text:span></text:p>
      <text:p text:style-name="P14">Resultado <text:s/></text:p>
      <text:section text:style-name="Sect1" text:name="report_3013374628286540158_catch">
        <text:p text:style-name="P2"><text:bookmark text:name="report_R3013374628286540158"/></text:p>
        <table:table table:name="Table1" table:style-name="Table1">
          <table:table-column table:style-name="Table1.A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Table_20_Heading"><text:bookmark text:name="COL01"/>COD_PROG<text:bookmark text:name="COL02"/></text:p>
                  </table:table-cell>
                  <table:table-cell table:style-name="Table2.B1" office:value-type="string">
                    <text:p text:style-name="Table_20_Heading">NOMBRE</text:p>
                  </table:table-cell>
                </table:table-row>
                <table:table-row>
                  <table:table-cell table:style-name="Table2.A2" office:value-type="string">
                    <text:p text:style-name="Table_20_Contents">C22</text:p>
                  </table:table-cell>
                  <table:table-cell table:style-name="Table2.B2" office:value-type="string">
                    <text:p text:style-name="Table_20_Contents">Canal "ETA"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.A1" office:value-type="string">
              <text:p text:style-name="P13"/>
            </table:table-cell>
          </table:table-row>
        </table:table>
      </text:section>
      <text:p text:style-name="P4"/>
      <text:p text:style-name="P7">El o los días de la semana en que el anunciante “Juan Uncio”, anuncie su mayor cantidad diaria de anuncios.</text:p>
      <text:p text:style-name="P4"><text:span text:style-name="T8">SELECT</text:span> <text:span text:style-name="T6">DIA, </text:span><text:span text:style-name="T8">COUNT</text:span><text:span text:style-name="T6">(DIA) </text:span><text:span text:style-name="T8">AS</text:span> <text:span text:style-name="T6">CANT_ANUNCIOS</text:span> </text:p>
      <text:p text:style-name="P4"><text:span text:style-name="T8">FROM</text:span> <text:span text:style-name="T6">PUBLICIDAD P, ANUNCIO AN, ANUNCIANTE AT </text:span></text:p>
      <text:p text:style-name="P4"><text:span text:style-name="T8">WHERE</text:span> <text:span text:style-name="T6">P.TITULO = AN.TITULO </text:span><text:span text:style-name="T8">AND</text:span><text:span text:style-name="T6"> AN.CUENTA = AT.CUENTA</text:span> <text:span text:style-name="T8">AND</text:span> <text:span text:style-name="T6">AT.RAZON_SOCIAL = 'Juan Uncio' </text:span></text:p>
      <text:p text:style-name="P4"><text:span text:style-name="T8">GROUP BY</text:span> <text:span text:style-name="T6">DIA</text:span> </text:p>
      <text:p text:style-name="P4"><text:span text:style-name="T8">HAVING</text:span> <text:span text:style-name="T8">COUNT</text:span><text:span text:style-name="T6">(DIA) </text:span>= ( <text:s text:c="2"/></text:p>
      <text:p text:style-name="P4"><text:s text:c="5"/><text:span text:style-name="T8">SELECT</text:span> <text:span text:style-name="T8">MAX</text:span>(<text:span text:style-name="T6">CANTIDAD_DIARIA</text:span>) </text:p>
      <text:p text:style-name="P4"><text:s text:c="5"/><text:span text:style-name="T8">FROM</text:span> ( <text:s/></text:p>
      <text:p text:style-name="P4"><text:s text:c="12"/><text:span text:style-name="T8">SELECT</text:span> <text:s/><text:span text:style-name="T6">P.DIA,</text:span> <text:span text:style-name="T8">COUNT</text:span> (*) <text:span text:style-name="T8">AS</text:span> <text:span text:style-name="T6">CANTIDAD_DIARIA </text:span></text:p>
      <text:p text:style-name="P4"><text:s text:c="12"/><text:span text:style-name="T8">FROM</text:span> <text:span text:style-name="T6">PUBLICIDAD P, ANUNCIO AN, ANUNCIANTE AT </text:span></text:p>
      <text:p text:style-name="P4"><text:s text:c="11"/><text:span text:style-name="T8">WHERE</text:span><text:span text:style-name="T6"> P.TITULO = AN.TITULO</text:span> <text:span text:style-name="T8">AND</text:span> <text:span text:style-name="T6">AN.CUENTA = AT.CUENTA</text:span> <text:span text:style-name="T8">AND</text:span> <text:tab/><text:span text:style-name="T6">AT.RAZON_SOCIAL = 'Juan Uncio' </text:span></text:p>
      <text:p text:style-name="P4"><text:s text:c="11"/><text:span text:style-name="T8">GROUP BY</text:span> <text:span text:style-name="T6">P.DIA </text:span><text:s text:c="5"/>) </text:p>
      <text:p text:style-name="P4">);</text:p>
      <text:p text:style-name="P14"><text:tab/></text:p>
      <text:p text:style-name="P14">Resultado </text:p>
      <text:section text:style-name="Sect1" text:name="Section1">
        <text:p text:style-name="P2"><text:bookmark text:name="report_3013374628286540158_catch"/><text:bookmark text:name="report_R30133746282865401581"/></text:p>
        <table:table table:name="Table3" table:style-name="Table3">
          <table:table-column table:style-name="Table3.A"/>
          <table:table-row>
            <table:table-cell table:style-name="Table3.A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Table_20_Heading"><text:bookmark text:name="COL012"/><text:bookmark text:name="COL011"/>DIA<text:bookmark text:name="COL022"/><text:bookmark text:name="COL021"/></text:p>
                  </table:table-cell>
                  <table:table-cell table:style-name="Table4.B1" office:value-type="string">
                    <text:p text:style-name="Table_20_Heading">CANT_ANUNCIOS</text:p>
                  </table:table-cell>
                </table:table-row>
                <table:table-row>
                  <table:table-cell table:style-name="Table4.A2" office:value-type="string">
                    <text:p text:style-name="Table_20_Contents">MAR</text:p>
                  </table:table-cell>
                  <table:table-cell table:style-name="Table4.B2" office:value-type="string">
                    <text:p text:style-name="P26">3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3.A1" office:value-type="string">
              <text:p text:style-name="P13"/>
            </table:table-cell>
          </table:table-row>
        </table:table>
      </text:section>
      <text:p text:style-name="P7"><text:soft-page-break/>La razón social de los anunciantes que anuncian en la mayor cantidad de programas distintos.</text:p>
      <text:p text:style-name="P4"/>
      <text:p text:style-name="P8"><text:span text:style-name="T2">SELECT</text:span> A.RAZON_SOCIAL</text:p>
      <text:p text:style-name="P8"><text:span text:style-name="T2">FROM</text:span> ANUNCIANTE A, ANUNCIO AN,PUBLICIDAD P, ESPACIO E</text:p>
      <text:p text:style-name="P8"><text:span text:style-name="T2">WHERE</text:span> A.CUENTA=AN.CUENTA <text:span text:style-name="T2">AND</text:span> AN.TITULO=P.TITULO <text:span text:style-name="T2">AND</text:span> P.DIA=E.DIA <text:span text:style-name="T2">AND</text:span> P.HORA=E.HORA </text:p>
      <text:p text:style-name="P8"><text:span text:style-name="T2">GROUP BY</text:span> A.RAZON_SOCIAL</text:p>
      <text:p text:style-name="P8"><text:span text:style-name="T2">HAVING</text:span> <text:span text:style-name="T2">COUNT</text:span>(<text:span text:style-name="T2">DISTINCT</text:span> E.COD_PROG)&gt;=<text:span text:style-name="T2">ALL</text:span>(<text:span text:style-name="T2">SELECT</text:span> <text:tab/><text:tab/>RES.CANTIDAD_PROGRAMAS_DISTINTOS <text:span text:style-name="T2">FROM</text:span> (<text:span text:style-name="T2">SELECT</text:span> <text:tab/><text:tab/>A.RAZON_SOCIAL,<text:span text:style-name="T2">COUNT</text:span>(<text:span text:style-name="T2">DISTINCT</text:span> E.COD_PROG) <text:span text:style-name="T2">AS</text:span> <text:tab/>CANTIDAD_PROGRAMAS_DISTINTOS</text:p>
      <text:p text:style-name="P8"><text:span text:style-name="T2"><text:tab/>FROM</text:span> ANUNCIANTE A, ANUNCIO AN,PUBLICIDAD P, ESPACIO E</text:p>
      <text:p text:style-name="P8"><text:span text:style-name="T2"><text:tab/>WHERE</text:span> A.CUENTA=AN.CUENTA <text:span text:style-name="T2">AND</text:span> AN.TITULO=P.TITULO <text:span text:style-name="T2">AND</text:span> P.DIA=E.DIA <text:tab/><text:span text:style-name="T2">AND</text:span> P.HORA=E.HORA</text:p>
      <text:p text:style-name="P8"><text:span text:style-name="T2"><text:tab/>GROUP BY</text:span> A.RAZON_SOCIAL) RES);</text:p>
      <text:p text:style-name="P4"/>
      <text:p text:style-name="P4">Resultado <text:s/></text:p>
      <text:section text:style-name="Sect1" text:name="Section5">
        <text:p text:style-name="P2"><text:bookmark text:name="report_3013374628286540158_catch4"/><text:bookmark text:name="report_R30133746282865401585"/></text:p>
        <table:table table:name="Table11" table:style-name="Table11">
          <table:table-column table:style-name="Table11.A"/>
          <table:table-row>
            <table:table-cell table:style-name="Table11.A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p text:style-name="Table_20_Heading"><text:bookmark text:name="COL0110"/><text:bookmark text:name="COL019"/>RAZON_SOCIAL</text:p>
                  </table:table-cell>
                </table:table-row>
                <table:table-row>
                  <table:table-cell table:style-name="Table12.A2" office:value-type="string">
                    <text:p text:style-name="Table_20_Contents">Ricardo Perez</text:p>
                  </table:table-cell>
                </table:table-row>
                <table:table-row>
                  <table:table-cell table:style-name="Table12.A2" office:value-type="string">
                    <text:p text:style-name="Table_20_Contents">Juan Uncio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1.A1" office:value-type="string">
              <text:p text:style-name="P13"/>
            </table:table-cell>
          </table:table-row>
        </table:table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El nombre de los programas grabados que se emitan en promedio más veces por día los fines de semana que los días laborales (lunes a viernes).</text:p>
      <text:p text:style-name="P12"/>
      <text:p text:style-name="P8"><text:span text:style-name="T2">SELECT</text:span> P.NOMBRE</text:p>
      <text:p text:style-name="P8"><text:span text:style-name="T2">FROM</text:span> (<text:span text:style-name="T2">SELECT</text:span> RES_SEM.COD_PROG, <text:span text:style-name="T2">SUM</text:span>(RES_SEM.VECES)/5 <text:span text:style-name="T2">AS</text:span> <text:tab/>PROMEDIO_SEMANA </text:p>
      <text:p text:style-name="P8"><text:span text:style-name="T2"><text:tab/>FROM</text:span>(<text:span text:style-name="T2">SELECT</text:span> E.DIA, E.COD_PROG, <text:span text:style-name="T2">COUNT</text:span>(*) <text:span text:style-name="T2">AS</text:span> VECES</text:p>
      <text:p text:style-name="P8"><text:tab/><text:tab/> <text:span text:style-name="T2">FROM</text:span> ESPACIO E,PRODUCCION PR </text:p>
      <text:p text:style-name="P8"><text:span text:style-name="T2"><text:tab/><text:tab/>WHERE</text:span> E.DIA <text:span text:style-name="T2">NOT IN</text:span> ('SAB','DOM') <text:tab/><text:span text:style-name="T2">AND</text:span> E.COD_PROG=PR.COD_PROG <text:tab/><text:tab/><text:span text:style-name="T2">GROUP BY</text:span> E.COD_PROG,E.DIA) RES_SEM </text:p>
      <text:p text:style-name="P8"><text:span text:style-name="T2"><text:tab/>GROUP BY</text:span> RES_SEM.COD_PROG) PROM_SEM,</text:p>
      <text:p text:style-name="P8"><text:tab/>(<text:span text:style-name="T2">SELECT</text:span> RES_FIN.COD_PROG, <text:span text:style-name="T2">SUM</text:span>(RES_FIN.VECES)/2 <text:span text:style-name="T2">AS <text:tab/></text:span>PROMEDIO_FIN_DE_SEMANA </text:p>
      <text:p text:style-name="P8"><text:span text:style-name="T2"><text:tab/>FROM</text:span>(<text:span text:style-name="T2">SELECT</text:span> E.DIA, E.COD_PROG, <text:span text:style-name="T2">COUNT</text:span>(*) <text:span text:style-name="T2">AS</text:span> VECES </text:p>
      <text:p text:style-name="P8"><text:span text:style-name="T2"><text:tab/><text:tab/>FROM</text:span> ESPACIO E,PRODUCCION PR </text:p>
      <text:p text:style-name="P8"><text:span text:style-name="T2"><text:tab/><text:tab/>WHERE</text:span> E.DIA <text:span text:style-name="T2">IN</text:span> ('SAB','DOM') <text:tab/><text:span text:style-name="T2">AND</text:span> E.COD_PROG=PR.COD_PROG <text:tab/><text:tab/><text:tab/><text:span text:style-name="T2">GROUP BY</text:span> E.COD_PROG,E.DIA) RES_FIN </text:p>
      <text:p text:style-name="P8"><text:span text:style-name="T2"><text:tab/>GROUP BY</text:span> RES_FIN.COD_PROG) PROM_FIN_DE_SEMANA, PROGRAMA P</text:p>
      <text:p text:style-name="P8"><text:span text:style-name="T2">WHERE </text:span>PROM_FIN_DE_SEMANA.PROMEDIO_FIN_DE_SEMANA&gt;PROM_SEM.PROMEDIO_SEMANA <text:span text:style-name="T2">AND</text:span> PROM_FIN_DE_SEMANA.COD_PROG=PROM_SEM.COD_PROG <text:span text:style-name="T2">AND</text:span> P.COD_PROG=PROM_SEM.COD_PROG;</text:p>
      <text:p text:style-name="P8"/>
      <text:p text:style-name="P15">Resultado </text:p>
      <text:section text:style-name="Sect1" text:name="Section2">
        <text:p text:style-name="P2"><text:bookmark text:name="report_3013374628286540158_catch1"/><text:bookmark text:name="report_R30133746282865401582"/></text:p>
        <table:table table:name="Table5" table:style-name="Table5">
          <table:table-column table:style-name="Table5.A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row>
                  <table:table-cell table:style-name="Table6.A1" office:value-type="string">
                    <text:p text:style-name="Table_20_Heading"><text:bookmark text:name="COL014"/><text:bookmark text:name="COL013"/>NOMBRE</text:p>
                  </table:table-cell>
                </table:table-row>
                <table:table-row>
                  <table:table-cell table:style-name="Table6.A2" office:value-type="string">
                    <text:p text:style-name="Table_20_Contents">La Aventura del Punto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5.A1" office:value-type="string">
              <text:p text:style-name="P13"/>
            </table:table-cell>
          </table:table-row>
        </table:table>
      </text:section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El día, hora y número de tanda de las tandas que tengan una cantidad de anuncios mayor que el promedio de anuncios por tanda del mismo día.</text:p>
      <text:p text:style-name="P12"/>
      <text:p text:style-name="P8"><text:span text:style-name="T2">SELECT</text:span> T.DIA, T.HORA, T.TANDA</text:p>
      <text:p text:style-name="P6">FROM (SELECT<text:span text:style-name="T6"> DIA, HORA, TANDA, </text:span>COUNT(*) AS<text:span text:style-name="T6"> CANT_ANUNCIOS</text:span></text:p>
      <text:p text:style-name="P8"><text:span text:style-name="T2"><text:tab/> <text:s text:c="2"/>FROM</text:span> PUBLICIDAD </text:p>
      <text:p text:style-name="P8"><text:span text:style-name="T2"><text:tab/> <text:s text:c="2"/>GROUP BY</text:span> DIA, HORA, TANDA<text:span text:style-name="T2">) </text:span>T, </text:p>
      <text:p text:style-name="P8"><text:span text:style-name="T2"><text:s/><text:tab/>(SELECT DISTINCT</text:span> DIA,<text:span text:style-name="T2"> </text:span><text:span text:style-name="T9">AVG</text:span><text:span text:style-name="T2">(</text:span>CANT_DIA<text:span text:style-name="T2">)</text:span> <text:span text:style-name="T2">AS</text:span> PROM_DIA</text:p>
      <text:p text:style-name="P8"><text:span text:style-name="T2"><text:tab/>FROM (SELECT</text:span> DIA, HORA, TANDA,<text:span text:style-name="T2"> COUNT(*) AS</text:span> CANT_DIA</text:p>
      <text:p text:style-name="P8"><text:span text:style-name="T2"><text:tab/><text:tab/> <text:s/>FROM</text:span> PUBLICIDAD</text:p>
      <text:p text:style-name="P8"><text:span text:style-name="T2"><text:s text:c="12"/><text:tab/> <text:s/>GROUP BY</text:span> DIA, HORA, TANDA<text:span text:style-name="T2">)</text:span></text:p>
      <text:p text:style-name="P8"><text:span text:style-name="T2"><text:tab/>GROUP BY</text:span> DIA<text:span text:style-name="T2">)</text:span> R</text:p>
      <text:p text:style-name="P8"><text:span text:style-name="T2">WHERE</text:span> T.DIA <text:span text:style-name="T2">= </text:span>R.DIA<text:span text:style-name="T2"> AND</text:span> T.CANT_ANUNCIOS <text:span text:style-name="T2">&gt;</text:span> R.PROM_DIA</text:p>
      <text:p text:style-name="P6"/>
      <text:p text:style-name="P6">Resultado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8"><text:bookmark text:name="COL0114"/><text:bookmark text:name="COL0113"/>DIA<text:bookmark text:name="COL026"/><text:bookmark text:name="COL025"/></text:p>
          </table:table-cell>
          <table:table-cell table:style-name="Table15.A1" office:value-type="string">
            <text:p text:style-name="P18">HORA<text:bookmark text:name="COL03"/></text:p>
          </table:table-cell>
          <table:table-cell table:style-name="Table15.C1" office:value-type="string">
            <text:p text:style-name="P18">T<text:span text:style-name="T2">AND</text:span>A</text:p>
          </table:table-cell>
        </table:table-row>
        <table:table-row>
          <table:table-cell table:style-name="Table15.A2" office:value-type="string">
            <text:p text:style-name="P17">DOM</text:p>
          </table:table-cell>
          <table:table-cell table:style-name="Table15.A2" office:value-type="string">
            <text:p text:style-name="P17">13:00</text:p>
          </table:table-cell>
          <table:table-cell table:style-name="Table15.C2" office:value-type="string">
            <text:p text:style-name="P17">1</text:p>
          </table:table-cell>
        </table:table-row>
        <table:table-row>
          <table:table-cell table:style-name="Table15.A2" office:value-type="string">
            <text:p text:style-name="P17">DOM</text:p>
          </table:table-cell>
          <table:table-cell table:style-name="Table15.A2" office:value-type="string">
            <text:p text:style-name="P17">13:00</text:p>
          </table:table-cell>
          <table:table-cell table:style-name="Table15.C2" office:value-type="string">
            <text:p text:style-name="P17">2</text:p>
          </table:table-cell>
        </table:table-row>
        <table:table-row>
          <table:table-cell table:style-name="Table15.A2" office:value-type="string">
            <text:p text:style-name="P17">SAB</text:p>
          </table:table-cell>
          <table:table-cell table:style-name="Table15.A2" office:value-type="string">
            <text:p text:style-name="P17">11:00</text:p>
          </table:table-cell>
          <table:table-cell table:style-name="Table15.C2" office:value-type="string">
            <text:p text:style-name="P17">1</text:p>
          </table:table-cell>
        </table:table-row>
        <table:table-row>
          <table:table-cell table:style-name="Table15.A2" office:value-type="string">
            <text:p text:style-name="P17">SAB</text:p>
          </table:table-cell>
          <table:table-cell table:style-name="Table15.A2" office:value-type="string">
            <text:p text:style-name="P17">13:00</text:p>
          </table:table-cell>
          <table:table-cell table:style-name="Table15.C2" office:value-type="string">
            <text:p text:style-name="P17">2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Para cada día, mostrar el día, la hora y el nombre del programa que se emite en el espacio con la mayor cantidad de anuncios distintos de cada día.</text:p>
      <text:p text:style-name="P12"/>
      <text:p text:style-name="P8"><text:span text:style-name="T2">SELECT</text:span> ES.DIA, ES.HORA, PR.NOMBRE, ANUN_DISTINTOS </text:p>
      <text:p text:style-name="P8"><text:span text:style-name="T2">FROM</text:span> ESPACIO ES, PROGRAMA PR, </text:p>
      <text:p text:style-name="P8"><text:tab/><text:tab/><text:tab/><text:tab/><text:tab/>(<text:span text:style-name="T2">SELECT</text:span> E.DIA, E.HORA, <text:tab/><text:tab/><text:tab/><text:tab/><text:tab/><text:tab/><text:tab/><text:tab/><text:tab/><text:span text:style-name="T2">COUNT</text:span>(<text:span text:style-name="T2">DISTINCT</text:span> P.TITULO) <text:span text:style-name="T2">AS</text:span> ANUN_DISTINTOS </text:p>
      <text:p text:style-name="P8"><text:span text:style-name="T2"><text:tab/><text:tab/><text:tab/><text:tab/><text:tab/>FROM</text:span> ESPACIO E, PUBLICIDAD P </text:p>
      <text:p text:style-name="P8"><text:span text:style-name="T2"><text:tab/><text:tab/><text:tab/><text:tab/><text:tab/>WHERE</text:span> E.DIA = P.DIA <text:span text:style-name="T2">AND</text:span> E.HORA = P.HORA </text:p>
      <text:p text:style-name="P8"><text:span text:style-name="T2"><text:tab/><text:tab/><text:tab/><text:tab/><text:tab/>GROUP BY</text:span> E.DIA, E.HORA) CANT,</text:p>
      <text:p text:style-name="P8"><text:s/><text:tab/><text:tab/><text:tab/><text:tab/><text:tab/>(<text:span text:style-name="T2">SELECT</text:span> DIA, <text:span text:style-name="T2">MAX</text:span> (ANUN_DISTINTOS) <text:span text:style-name="T2">AS</text:span> MAX_DIA </text:p>
      <text:p text:style-name="P8"><text:span text:style-name="T2"><text:tab/><text:tab/><text:tab/><text:tab/><text:tab/>FROM</text:span> <text:s/><text:tab/><text:tab/><text:tab/><text:tab/><text:tab/><text:tab/><text:tab/><text:tab/>(<text:span text:style-name="T2">SELECT</text:span> E.DIA, E.HORA, <text:span text:style-name="T2">COUNT</text:span>(<text:span text:style-name="T2">DISTINCT</text:span> P.TITULO) <text:span text:style-name="T2">AS</text:span> ANUN_DISTINTOS </text:p>
      <text:p text:style-name="P8"><text:span text:style-name="T2"><text:tab/><text:tab/><text:tab/><text:tab/><text:tab/><text:tab/>FROM</text:span> ESPACIO E, PUBLICIDAD P </text:p>
      <text:p text:style-name="P8"><text:span text:style-name="T2"><text:tab/><text:tab/><text:tab/><text:tab/><text:tab/><text:tab/>WHERE</text:span> E.DIA = P.DIA <text:span text:style-name="T2">AND</text:span> E.HORA = P.HORA </text:p>
      <text:p text:style-name="P8"><text:span text:style-name="T2"><text:tab/><text:tab/><text:tab/><text:tab/><text:tab/><text:tab/>GROUP BY</text:span> E.DIA, E.HORA) </text:p>
      <text:p text:style-name="P8"><text:span text:style-name="T2"><text:tab/><text:tab/><text:tab/><text:tab/><text:tab/>GROUP BY</text:span> DIA) TOTAL </text:p>
      <text:p text:style-name="P8"><text:span text:style-name="T2">WHERE</text:span> ES.COD_PROG = PR.COD_PROG <text:span text:style-name="T2">AND</text:span> CANT.DIA = ES.DIA <text:span text:style-name="T2">AND</text:span> CANT.HORA = ES.HORA <text:span text:style-name="T2">AND </text:span>CANT.ANUN_DISTINTOS = TOTAL.MAX_DIA <text:span text:style-name="T2">AND</text:span> TOTAL.DIA = ES.DIA ;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>Resultado</text:span> <text:s/></text:p>
      <text:section text:style-name="Sect1" text:name="Section8">
        <text:p text:style-name="P2"><text:bookmark text:name="report_3013374628286540158_catch7"/><text:bookmark text:name="report_R30133746282865401588"/></text:p>
        <table:table table:name="Table16" table:style-name="Table16">
          <table:table-column table:style-name="Table16.A"/>
          <table:table-row>
            <table:table-cell table:style-name="Table16.A1" office:value-type="string">
              <table:table table:name="Table17" table:style-name="Table17">
                <table:table-column table:style-name="Table17.A"/>
                <table:table-column table:style-name="Table17.B"/>
                <table:table-column table:style-name="Table17.C"/>
                <table:table-column table:style-name="Table17.D"/>
                <table:table-row>
                  <table:table-cell table:style-name="Table17.A1" office:value-type="string">
                    <text:p text:style-name="Table_20_Heading"><text:bookmark text:name="COL0118"/><text:bookmark text:name="COL0117"/>DIA<text:bookmark text:name="COL024"/><text:bookmark text:name="COL023"/></text:p>
                  </table:table-cell>
                  <table:table-cell table:style-name="Table17.A1" office:value-type="string">
                    <text:p text:style-name="Table_20_Heading">HORA<text:bookmark text:name="COL032"/><text:bookmark text:name="COL031"/></text:p>
                  </table:table-cell>
                  <table:table-cell table:style-name="Table17.A1" office:value-type="string">
                    <text:p text:style-name="Table_20_Heading">NOMBRE<text:bookmark text:name="COL04"/></text:p>
                  </table:table-cell>
                  <table:table-cell table:style-name="Table17.D1" office:value-type="string">
                    <text:p text:style-name="Table_20_Heading">ANUN_DISTINTOS</text:p>
                  </table:table-cell>
                </table:table-row>
                <table:table-row>
                  <table:table-cell table:style-name="Table17.A2" office:value-type="string">
                    <text:p text:style-name="Table_20_Contents">LUN</text:p>
                  </table:table-cell>
                  <table:table-cell table:style-name="Table17.A2" office:value-type="string">
                    <text:p text:style-name="Table_20_Contents">11:00</text:p>
                  </table:table-cell>
                  <table:table-cell table:style-name="Table17.A2" office:value-type="string">
                    <text:p text:style-name="Table_20_Contents">La Aventura del Punto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MIE</text:p>
                  </table:table-cell>
                  <table:table-cell table:style-name="Table17.A2" office:value-type="string">
                    <text:p text:style-name="Table_20_Contents">13:00</text:p>
                  </table:table-cell>
                  <table:table-cell table:style-name="Table17.A2" office:value-type="string">
                    <text:p text:style-name="Table_20_Contents">Canal "ETA"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MIE</text:p>
                  </table:table-cell>
                  <table:table-cell table:style-name="Table17.A2" office:value-type="string">
                    <text:p text:style-name="Table_20_Contents">11:00</text:p>
                  </table:table-cell>
                  <table:table-cell table:style-name="Table17.A2" office:value-type="string">
                    <text:p text:style-name="Table_20_Contents">La Aventura del Punto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VIE</text:p>
                  </table:table-cell>
                  <table:table-cell table:style-name="Table17.A2" office:value-type="string">
                    <text:p text:style-name="Table_20_Contents">13:00</text:p>
                  </table:table-cell>
                  <table:table-cell table:style-name="Table17.A2" office:value-type="string">
                    <text:p text:style-name="Table_20_Contents">Su Ojo en la Lupa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SAB</text:p>
                  </table:table-cell>
                  <table:table-cell table:style-name="Table17.A2" office:value-type="string">
                    <text:p text:style-name="Table_20_Contents">13:00</text:p>
                  </table:table-cell>
                  <table:table-cell table:style-name="Table17.A2" office:value-type="string">
                    <text:p text:style-name="Table_20_Contents">Su Ojo en la Lupa</text:p>
                  </table:table-cell>
                  <table:table-cell table:style-name="Table17.D2" office:value-type="string">
                    <text:p text:style-name="Table_20_Contents">3</text:p>
                  </table:table-cell>
                </table:table-row>
                <table:table-row>
                  <table:table-cell table:style-name="Table17.A2" office:value-type="string">
                    <text:p text:style-name="Table_20_Contents">LUN</text:p>
                  </table:table-cell>
                  <table:table-cell table:style-name="Table17.A2" office:value-type="string">
                    <text:p text:style-name="Table_20_Contents">15:00</text:p>
                  </table:table-cell>
                  <table:table-cell table:style-name="Table17.A2" office:value-type="string">
                    <text:p text:style-name="Table_20_Contents">Viva la Patria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DOM</text:p>
                  </table:table-cell>
                  <table:table-cell table:style-name="Table17.A2" office:value-type="string">
                    <text:p text:style-name="Table_20_Contents">13:00</text:p>
                  </table:table-cell>
                  <table:table-cell table:style-name="Table17.A2" office:value-type="string">
                    <text:p text:style-name="Table_20_Contents">Su Ojo en la Lupa</text:p>
                  </table:table-cell>
                  <table:table-cell table:style-name="Table17.D2" office:value-type="string">
                    <text:p text:style-name="Table_20_Contents">4</text:p>
                  </table:table-cell>
                </table:table-row>
                <table:table-row>
                  <table:table-cell table:style-name="Table17.A2" office:value-type="string">
                    <text:p text:style-name="Table_20_Contents">LUN</text:p>
                  </table:table-cell>
                  <table:table-cell table:style-name="Table17.A2" office:value-type="string">
                    <text:p text:style-name="Table_20_Contents">13:00</text:p>
                  </table:table-cell>
                  <table:table-cell table:style-name="Table17.A2" office:value-type="string">
                    <text:p text:style-name="Table_20_Contents">Canal "ETA"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MIE</text:p>
                  </table:table-cell>
                  <table:table-cell table:style-name="Table17.A2" office:value-type="string">
                    <text:p text:style-name="Table_20_Contents">15:00</text:p>
                  </table:table-cell>
                  <table:table-cell table:style-name="Table17.A2" office:value-type="string">
                    <text:p text:style-name="Table_20_Contents">Viva la Patria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MAR</text:p>
                  </table:table-cell>
                  <table:table-cell table:style-name="Table17.A2" office:value-type="string">
                    <text:p text:style-name="Table_20_Contents">13:00</text:p>
                  </table:table-cell>
                  <table:table-cell table:style-name="Table17.A2" office:value-type="string">
                    <text:p text:style-name="Table_20_Contents">Canal "ETA"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JUE</text:p>
                  </table:table-cell>
                  <table:table-cell table:style-name="Table17.A2" office:value-type="string">
                    <text:p text:style-name="Table_20_Contents">13:00</text:p>
                  </table:table-cell>
                  <table:table-cell table:style-name="Table17.A2" office:value-type="string">
                    <text:p text:style-name="Table_20_Contents">Canal "ETA"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MAR</text:p>
                  </table:table-cell>
                  <table:table-cell table:style-name="Table17.A2" office:value-type="string">
                    <text:p text:style-name="Table_20_Contents">11:00</text:p>
                  </table:table-cell>
                  <table:table-cell table:style-name="Table17.A2" office:value-type="string">
                    <text:p text:style-name="Table_20_Contents">La Aventura del Punto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MAR</text:p>
                  </table:table-cell>
                  <table:table-cell table:style-name="Table17.A2" office:value-type="string">
                    <text:p text:style-name="Table_20_Contents">15:00</text:p>
                  </table:table-cell>
                  <table:table-cell table:style-name="Table17.A2" office:value-type="string">
                    <text:p text:style-name="Table_20_Contents">Viva la Patria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JUE</text:p>
                  </table:table-cell>
                  <table:table-cell table:style-name="Table17.A2" office:value-type="string">
                    <text:p text:style-name="Table_20_Contents">15:00</text:p>
                  </table:table-cell>
                  <table:table-cell table:style-name="Table17.A2" office:value-type="string">
                    <text:p text:style-name="Table_20_Contents">Viva la Patria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JUE</text:p>
                  </table:table-cell>
                  <table:table-cell table:style-name="Table17.A2" office:value-type="string">
                    <text:p text:style-name="Table_20_Contents">11:00</text:p>
                  </table:table-cell>
                  <table:table-cell table:style-name="Table17.A2" office:value-type="string">
                    <text:p text:style-name="Table_20_Contents">Viva la Patria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VIE</text:p>
                  </table:table-cell>
                  <table:table-cell table:style-name="Table17.A2" office:value-type="string">
                    <text:p text:style-name="Table_20_Contents">15:00</text:p>
                  </table:table-cell>
                  <table:table-cell table:style-name="Table17.A2" office:value-type="string">
                    <text:p text:style-name="Table_20_Contents">Viva la Patria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  <table:table-row>
                  <table:table-cell table:style-name="Table17.A2" office:value-type="string">
                    <text:p text:style-name="Table_20_Contents">VIE</text:p>
                  </table:table-cell>
                  <table:table-cell table:style-name="Table17.A2" office:value-type="string">
                    <text:p text:style-name="Table_20_Contents">11:00</text:p>
                  </table:table-cell>
                  <table:table-cell table:style-name="Table17.A2" office:value-type="string">
                    <text:p text:style-name="Table_20_Contents">Viva la Patria</text:p>
                  </table:table-cell>
                  <table:table-cell table:style-name="Table17.D2" office:value-type="string">
                    <text:p text:style-name="Table_20_Contents">1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6.A1" office:value-type="string">
              <text:p text:style-name="P13"/>
            </table:table-cell>
          </table:table-row>
        </table:table>
      </text:section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El nombre de los programas en vivo que se emiten en todos los días hábiles (lunes a viernes).</text:p>
      <text:p text:style-name="P11"/>
      <text:p text:style-name="P4"/>
      <text:p text:style-name="P8"><text:span text:style-name="T2">SELECT</text:span> <text:span text:style-name="T2">DISTINCT</text:span> P.NOMBRE</text:p>
      <text:p text:style-name="P8"><text:span text:style-name="T2">FROM</text:span> PROGRAMA P, OCUPACION O</text:p>
      <text:p text:style-name="P8"><text:span text:style-name="T2">WHERE</text:span> O.COD_PROG=P.COD_PROG</text:p>
      <text:p text:style-name="P8"><text:span text:style-name="T2">AND</text:span> <text:span text:style-name="T2">NOT EXISTS</text:span>(<text:span text:style-name="T2">SELECT</text:span> 'DIAS HABILES' </text:p>
      <text:p text:style-name="P8"><text:span text:style-name="T2"><text:tab/><text:tab/><text:tab/>FROM</text:span> ESPACIO E </text:p>
      <text:p text:style-name="P8"><text:span text:style-name="T2"><text:tab/><text:tab/><text:tab/>WHERE</text:span> E.DIA <text:span text:style-name="T2">NOT IN</text:span>('SAB','DOM') </text:p>
      <text:p text:style-name="P8"><text:span text:style-name="T2"><text:tab/><text:tab/><text:tab/>AND</text:span> <text:span text:style-name="T2">NOT EXISTS</text:span>(<text:span text:style-name="T2">SELECT</text:span> 'PROGRAMA EN VIVO'</text:p>
      <text:p text:style-name="P8"><text:tab/><text:tab/><text:tab/><text:tab/><text:tab/><text:tab/> <text:span text:style-name="T2">FROM</text:span> OCUPACION OC,ESPACIO E1 </text:p>
      <text:p text:style-name="P8"><text:span text:style-name="T2"><text:tab/><text:tab/><text:tab/><text:tab/><text:tab/><text:tab/>WHERE</text:span> OC.COD_PROG=E1.COD_PROG <text:span text:style-name="T2">AND</text:span> <text:tab/><text:tab/><text:tab/><text:tab/><text:tab/><text:tab/>E1.DIA=E.DIA <text:span text:style-name="T2">AND</text:span> <text:tab/><text:tab/><text:tab/><text:tab/><text:tab/><text:tab/><text:tab/><text:tab/><text:tab/><text:tab/>OC.COD_PROG=O.COD_PROG));</text:p>
      <text:p text:style-name="P4"/>
      <text:p text:style-name="P14">Resultado </text:p>
      <text:section text:style-name="Sect1" text:name="Section6">
        <text:p text:style-name="P2"><text:bookmark text:name="report_3013374628286540158_catch5"/><text:bookmark text:name="report_R30133746282865401586"/></text:p>
        <table:table table:name="Table13" table:style-name="Table13">
          <table:table-column table:style-name="Table13.A"/>
          <table:table-row>
            <table:table-cell table:style-name="Table13.A1" office:value-type="string">
              <table:table table:name="Table14" table:style-name="Table14">
                <table:table-column table:style-name="Table14.A"/>
                <table:table-row>
                  <table:table-cell table:style-name="Table14.A1" office:value-type="string">
                    <text:p text:style-name="Table_20_Heading"><text:bookmark text:name="COL0112"/><text:bookmark text:name="COL0111"/>NOMBRE</text:p>
                  </table:table-cell>
                </table:table-row>
                <table:table-row>
                  <table:table-cell table:style-name="Table14.A2" office:value-type="string">
                    <text:p text:style-name="Table_20_Contents">Su Ojo en la Lup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3.A1" office:value-type="string">
              <text:p text:style-name="P13"/>
            </table:table-cell>
          </table:table-row>
        </table:table>
      </text:section>
      <text:p text:style-name="P4"/>
      <text:p text:style-name="P7">Los días en que se ocupan todos los estudios.</text:p>
      <text:p text:style-name="P5"/>
      <text:p text:style-name="P8"><text:span text:style-name="T2">SELECT</text:span> <text:span text:style-name="T2">DISTINCT</text:span> E.DIA </text:p>
      <text:p text:style-name="P8"><text:span text:style-name="T2">FROM</text:span> ESPACIO E </text:p>
      <text:p text:style-name="P8"><text:span text:style-name="T2">WHERE</text:span> <text:span text:style-name="T2">NOT EXISTS</text:span>(<text:span text:style-name="T2">SELECT</text:span> * <text:span text:style-name="T2">FROM</text:span> ESTUDIO EST </text:p>
      <text:p text:style-name="P8"><text:span text:style-name="T2"><text:tab/><text:tab/><text:tab/> <text:s text:c="5"/>WHERE</text:span> <text:span text:style-name="T2">NOT EXISTS</text:span>(<text:span text:style-name="T2">SELECT</text:span> * <text:s/></text:p>
      <text:p text:style-name="P7"><text:span text:style-name="T2"><text:tab/><text:tab/><text:tab/><text:tab/><text:tab/><text:tab/><text:tab/>FROM</text:span><text:span text:style-name="T11"> OCUPACION OC, ESPACIO E1 <text:tab/><text:tab/><text:tab/><text:tab/><text:tab/><text:tab/><text:tab/><text:tab/></text:span><text:span text:style-name="T2">WHERE</text:span><text:span text:style-name="T11"> OC.ESTUDIO=EST.ESTUDIO </text:span><text:span text:style-name="T2">AND</text:span><text:span text:style-name="T11"> <text:tab/><text:tab/><text:tab/><text:tab/><text:tab/><text:tab/><text:tab/>E1.COD_PROG=OC.COD_PROG </text:span><text:span text:style-name="T2">AND</text:span><text:span text:style-name="T11"> <text:tab/><text:tab/><text:tab/><text:tab/><text:tab/><text:tab/><text:tab/><text:tab/>E1.DIA=E.DIA));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Resultado <text:s/></text:span></text:p>
      <text:section text:style-name="Sect1" text:name="Section3">
        <text:p text:style-name="P2"><text:bookmark text:name="report_3013374628286540158_catch2"/><text:bookmark text:name="report_R30133746282865401583"/></text:p>
        <table:table table:name="Table7" table:style-name="Table7">
          <table:table-column table:style-name="Table7.A"/>
          <table:table-row>
            <table:table-cell table:style-name="Table7.A1" office:value-type="string"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Table_20_Heading"><text:bookmark text:name="COL016"/><text:bookmark text:name="COL015"/>DIA</text:p>
                  </table:table-cell>
                </table:table-row>
                <table:table-row>
                  <table:table-cell table:style-name="Table8.A2" office:value-type="string">
                    <text:p text:style-name="Table_20_Contents">JUE</text:p>
                  </table:table-cell>
                </table:table-row>
                <table:table-row>
                  <table:table-cell table:style-name="Table8.A2" office:value-type="string">
                    <text:p text:style-name="Table_20_Contents">LUN</text:p>
                  </table:table-cell>
                </table:table-row>
                <table:table-row>
                  <table:table-cell table:style-name="Table8.A2" office:value-type="string">
                    <text:p text:style-name="Table_20_Contents">MAR</text:p>
                  </table:table-cell>
                </table:table-row>
                <table:table-row>
                  <table:table-cell table:style-name="Table8.A2" office:value-type="string">
                    <text:p text:style-name="Table_20_Contents">MIE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7.A1" office:value-type="string">
              <text:p text:style-name="P13"/>
            </table:table-cell>
          </table:table-row>
        </table:table>
      </text:section>
      <text:p text:style-name="P3"><text:span text:style-name="T1"/></text:p>
      <text:p text:style-name="P3"><text:span text:style-name="T1"><text:s/></text:span><text:span text:style-name="T14">La razón social de los anunciantes que tienen al menos un anuncio de sus productos en las emisiones de todos los programas del productor “ROMUALDO”.</text:span></text:p>
      <text:p text:style-name="P8"/>
      <text:p text:style-name="Standard"><text:span text:style-name="T2">SELECT</text:span> A.RAZON_SOCIAL</text:p>
      <text:p text:style-name="Standard"><text:span text:style-name="T2">FROM</text:span> ANUNCIANTE A</text:p>
      <text:p text:style-name="Standard"><text:span text:style-name="T2">WHERE</text:span> <text:span text:style-name="T2">NOT EXISTS</text:span>(<text:span text:style-name="T2">SELECT</text:span> 'PROGRA<text:span text:style-name="T6">MAS</text:span> DE ROMUALDO' </text:p>
      <text:p text:style-name="Standard"><text:span text:style-name="T2"><text:tab/><text:tab/><text:tab/> <text:s text:c="5"/>FROM</text:span> PRODUCCION PR, PRODUCTOR PRD </text:p>
      <text:p text:style-name="Standard"><text:span text:style-name="T2"><text:tab/><text:tab/><text:tab/> <text:s text:c="5"/>WHERE</text:span> PR.CUIT=PRD.CUIT <text:span text:style-name="T2">AND</text:span> <text:tab/><text:tab/><text:tab/><text:tab/><text:tab/><text:tab/><text:tab/> <text:s text:c="5"/><text:tab/> <text:s text:c="5"/>PRD.RAZON_SOCIAL='Romualdo' <text:span text:style-name="T2">AND</text:span></text:p>
      <text:p text:style-name="Standard"><text:span text:style-name="T2"><text:tab/><text:tab/>NOT EXISTS</text:span>(<text:span text:style-name="T2">SELECT</text:span> 'ANUNCIOS DE PROGRA<text:span text:style-name="T6">MAS</text:span> DE ROMUALDO'</text:p>
      <text:p text:style-name="Standard"><text:span text:style-name="T2"><text:tab/><text:tab/><text:tab/><text:tab/> FROM</text:span> <text:s/>ANUNCIANTE A1, ANUNCIO AN,PUBLICIDAD P, <text:tab/><text:tab/><text:tab/><text:tab/><text:tab/>ESPACIO E</text:p>
      <text:p text:style-name="Standard"><text:span text:style-name="T2"><text:tab/><text:tab/><text:tab/><text:tab/>WHERE</text:span> A1.CUENTA=AN.CUENTA <text:span text:style-name="T2">AND</text:span> <text:tab/><text:tab/><text:tab/><text:tab/><text:tab/><text:tab/><text:tab/>AN.TITULO=P.TITULO <text:span text:style-name="T2">AND</text:span> E.DIA=P.DIA <text:span text:style-name="T2">AND</text:span> <text:tab/><text:tab/><text:tab/><text:tab/><text:tab/><text:tab/>E.HORA=P.HORA <text:span text:style-name="T2">AND</text:span> E.COD_PROG=PR.COD_PROG <text:span text:style-name="T2">AND</text:span> <text:tab/><text:tab/><text:tab/><text:tab/><text:tab/>A1.RAZON_SOCIAL=A.RAZON_SOCIAL));</text:p>
      <text:p text:style-name="Standard"/>
      <text:section text:style-name="Sect1" text:name="t18ContentMiddle"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Table_20_Heading">Resultado</text:p>
            </table:table-cell>
            <table:table-cell table:style-name="Table19.A1" office:value-type="string">
              <text:p text:style-name="Table_20_Heading"/>
            </table:table-cell>
          </table:table-row>
          <table:table-row>
            <table:table-cell table:style-name="Table19.A1" table:number-columns-spanned="2" office:value-type="string">
              <text:section text:style-name="Sect1" text:name="Section7">
                <table:table table:name="Table20" table:style-name="Table20">
                  <table:table-column table:style-name="Table20.A"/>
                  <table:table-row>
                    <table:table-cell table:style-name="Table20.A1" office:value-type="string">
                      <table:table table:name="Table21" table:style-name="Table21">
                        <table:table-column table:style-name="Table21.A"/>
                        <table:table-row>
                          <table:table-cell table:style-name="Table21.A1" office:value-type="string">
                            <text:p text:style-name="Table_20_Heading"><text:bookmark text:name="COL0115"/><text:bookmark text:name="COL0116"/>RAZON_SOCIAL</text:p>
                          </table:table-cell>
                        </table:table-row>
                        <table:table-row>
                          <table:table-cell table:style-name="Table21.A2" office:value-type="string">
                            <text:p text:style-name="Table_20_Contents">Ricardo Perez</text:p>
                          </table:table-cell>
                        </table:table-row>
                        <table:table-row>
                          <table:table-cell table:style-name="Table21.A2" office:value-type="string">
                            <text:p text:style-name="Table_20_Contents">Juan Uncio</text:p>
                          </table:table-cell>
                        </table:table-row>
                      </table:table>
                      <text:p text:style-name="Table_20_Contents"/>
                    </table:table-cell>
                  </table:table-row>
                  <table:table-row>
                    <table:table-cell table:style-name="Table20.A1" office:value-type="string">
                      <text:p text:style-name="P13"/>
                    </table:table-cell>
                  </table:table-row>
                </table:table>
              </text:section>
            </table:table-cell>
            <table:covered-table-cell/>
          </table:table-row>
        </table:table>
      </text:section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><text:span text:style-name="T5"/></text:p>
      <text:p text:style-name="Text_20_body"><text:soft-page-break/><text:span text:style-name="T5">El nombre de los programas que se emiten en todos los dias en que al menos una vez sean</text:span> <text:span text:style-name="T5">utilizados</text:span> <text:span text:style-name="T5">todos</text:span> <text:span text:style-name="T5">los</text:span> <text:span text:style-name="T5">moviles por cualquiera de los programas emitidos en ese día</text:span>.</text:p>
      <text:p text:style-name="P4"/>
      <text:p text:style-name="P8"><text:span text:style-name="T2">SELECT</text:span> <text:span text:style-name="T2">DISTINCT</text:span> P.NOMBRE </text:p>
      <text:p text:style-name="P8"><text:span text:style-name="T2">FROM</text:span> PROGRAMA P, ESPACIO E </text:p>
      <text:p text:style-name="P8"><text:span text:style-name="T2">WHERE</text:span> E.COD_PROG=P.COD_PROG </text:p>
      <text:p text:style-name="P8"><text:span text:style-name="T2">AND</text:span> <text:span text:style-name="T2">NOT EXISTS</text:span>(<text:span text:style-name="T2">SELECT</text:span> * </text:p>
      <text:p text:style-name="P8"><text:span text:style-name="T2"><text:tab/><text:tab/><text:tab/>FROM</text:span> </text:p>
      <text:p text:style-name="P8"><text:tab/><text:tab/><text:tab/><text:tab/>(<text:span text:style-name="T2">SELECT</text:span> E1.DIA </text:p>
      <text:p text:style-name="P8"><text:span text:style-name="T2"><text:tab/><text:tab/><text:tab/> <text:tab/>FROM</text:span> ESPACIO E1 </text:p>
      <text:p text:style-name="P8"><text:span text:style-name="T2"><text:tab/><text:tab/><text:tab/> <text:s text:c="6"/>WHERE</text:span> <text:s/><text:span text:style-name="T2">NOT EXISTS</text:span>(<text:span text:style-name="T2">SELECT</text:span> * <text:span text:style-name="T2">FROM</text:span> MOVIL_EXTERIOR ME <text:s text:c="2"/><text:tab/><text:tab/><text:tab/><text:tab/><text:tab/><text:tab/><text:tab/><text:span text:style-name="T2">WHERE</text:span> <text:span text:style-name="T2">NOT EXISTS</text:span>(<text:span text:style-name="T2">SELECT</text:span> * </text:p>
      <text:p text:style-name="P8"><text:span text:style-name="T2"><text:tab/><text:tab/><text:tab/><text:tab/><text:tab/><text:tab/><text:tab/>FROM</text:span> UTILIZACION UT1,ESPACIO E2 <text:tab/><text:tab/><text:tab/><text:tab/><text:tab/><text:tab/><text:tab/><text:tab/><text:span text:style-name="T2">WHERE</text:span> E2.COD_PROG=UT1.COD_PROG <text:tab/><text:tab/><text:tab/><text:tab/><text:tab/><text:tab/><text:tab/><text:span text:style-name="T2">AND</text:span> UT1.MOVIL=ME.MOVIL <text:span text:style-name="T2">AND</text:span> <text:tab/><text:tab/><text:tab/><text:tab/><text:tab/><text:tab/><text:tab/><text:tab/>E2.DIA=E1.DIA))) E4 </text:p>
      <text:p text:style-name="P8"><text:span text:style-name="T2"><text:tab/><text:tab/><text:tab/>WHERE</text:span> <text:span text:style-name="T2">NOT EXISTS</text:span>(<text:span text:style-name="T2">SELECT</text:span> * </text:p>
      <text:p text:style-name="P8"><text:span text:style-name="T2"><text:tab/><text:tab/><text:tab/><text:tab/><text:tab/><text:tab/>FROM</text:span> ESPACIO E3, PROGRAMA P1 </text:p>
      <text:p text:style-name="P8"><text:span text:style-name="T2"><text:tab/><text:tab/><text:tab/><text:tab/><text:tab/><text:tab/>WHERE</text:span> E3.COD_PROG=P1.COD_PROG <text:span text:style-name="T2">AND</text:span> <text:tab/><text:tab/><text:tab/><text:tab/><text:tab/><text:tab/><text:tab/>E3.DIA=E4.DIA <text:span text:style-name="T2">AND</text:span> <text:tab/><text:tab/><text:tab/><text:tab/><text:tab/><text:tab/><text:tab/><text:tab/><text:tab/><text:tab/>P1.COD_PROG=P.COD_PROG));</text:p>
      <text:p text:style-name="P14"/>
      <text:p text:style-name="P14">Resultado <text:s/></text:p>
      <text:section text:style-name="Sect1" text:name="Section4">
        <text:p text:style-name="P2"><text:bookmark text:name="report_3013374628286540158_catch3"/><text:bookmark text:name="report_R30133746282865401584"/></text:p>
        <table:table table:name="Table9" table:style-name="Table9">
          <table:table-column table:style-name="Table9.A"/>
          <table:table-row>
            <table:table-cell table:style-name="Table9.A1" office:value-type="string">
              <table:table table:name="Table10" table:style-name="Table10">
                <table:table-column table:style-name="Table10.A"/>
                <table:table-row>
                  <table:table-cell table:style-name="Table10.A1" office:value-type="string">
                    <text:p text:style-name="Table_20_Heading"><text:bookmark text:name="COL018"/><text:bookmark text:name="COL017"/>NOMBRE</text:p>
                  </table:table-cell>
                </table:table-row>
                <table:table-row>
                  <table:table-cell table:style-name="Table10.A2" office:value-type="string">
                    <text:p text:style-name="Table_20_Contents">Su Ojo en la Lupa</text:p>
                  </table:table-cell>
                </table:table-row>
                <table:table-row>
                  <table:table-cell table:style-name="Table10.A2" office:value-type="string">
                    <text:p text:style-name="Table_20_Contents">Canal "ETA"</text:p>
                  </table:table-cell>
                </table:table-row>
                <table:table-row>
                  <table:table-cell table:style-name="Table10.A2" office:value-type="string">
                    <text:p text:style-name="Table_20_Contents">Viva la Patri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9.A1" office:value-type="string">
              <text:p text:style-name="P13"/>
            </table:table-cell>
          </table:table-row>
        </table:table>
      </text:section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34cm" svg:y="0.026cm" svg:width="1.669cm" svg:height="1.425cm" draw:z-index="8"><draw:image xlink:href="Pictures/1000020000000114000001146A8F219D.png" xlink:type="simple" xlink:show="embed" xlink:actuate="onLoad"/></draw:frame><text:span text:style-name="MT1">75.15 - Base de Datos</text:span> </text:p>
        <text:p text:style-name="MP1">Grupo 2</text:p>
        <text:p text:style-name="MP1">2da Entreg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do </meta:initial-creator>
    <meta:creation-date>2010-11-27T14:34:14</meta:creation-date>
    <dc:date>2010-12-01T09:28:29</dc:date>
    <dc:creator>guido </dc:creator>
    <meta:editing-duration>PT03H24M39S</meta:editing-duration>
    <meta:editing-cycles>22</meta:editing-cycles>
    <meta:generator>OpenOffice.org/3.2$Linux OpenOffice.org_project/320m12$Build-9483</meta:generator>
    <meta:document-statistic meta:table-count="20" meta:image-count="1" meta:object-count="0" meta:page-count="9" meta:paragraph-count="234" meta:word-count="938" meta:character-count="6729"/>
  </office:meta>
</office:document-meta>
</file>